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3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4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7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28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1">-</text:p>
          </table:table-cell>
          <table:table-cell table:style-name="表1.A2" office:value-type="string">
            <text:p text:style-name="P12">-</text:p>
          </table:table-cell>
          <table:table-cell table:style-name="表1.A2" office:value-type="string">
            <text:p text:style-name="P13">-</text:p>
          </table:table-cell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>○</text:p>
          </table:table-cell>
          <table:table-cell table:style-name="表1.A2" office:value-type="string">
            <text:p text:style-name="P14">○</text:p>
          </table:table-cell>
          <table:table-cell table:style-name="表1.G2" office:value-type="string">
            <text:p text:style-name="P11">-</text:p>
          </table:table-cell>
        </table:table-row>
      </table:table>
      <text:p text:style-name="Text_20_body"/>
      <text:p text:style-name="P19">--------------------------------------------------------------------------</text:p>
      <text:p text:style-name="P10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9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1">-</text:p>
          </table:table-cell>
          <table:table-cell table:style-name="表2.A2" office:value-type="string">
            <text:p text:style-name="P12">-</text:p>
          </table:table-cell>
          <table:table-cell table:style-name="表2.A2" office:value-type="string">
            <text:p text:style-name="P13">-</text:p>
          </table:table-cell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>○</text:p>
          </table:table-cell>
          <table:table-cell table:style-name="表2.A2" office:value-type="string">
            <text:p text:style-name="P14">○</text:p>
          </table:table-cell>
          <table:table-cell table:style-name="表2.G2" office:value-type="string">
            <text:p text:style-name="P11">-</text:p>
          </table:table-cell>
        </table:table-row>
      </table:table>
      <text:p text:style-name="Text_20_body"><text:soft-page-break/></text:p>
      <text:p text:style-name="P19">--------------------------------------------------------------------------</text:p>
      <text:p text:style-name="P10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27">@@@</text:p>
      <text:p text:style-name="P9">---------------------------------------------------------------------- [XXXX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7（金）</text:p>
          </table:table-cell>
          <table:table-cell table:style-name="表3.A1" office:value-type="string">
            <text:p text:style-name="Table_20_Contents">2/8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1">-</text:p>
          </table:table-cell>
          <table:table-cell table:style-name="表3.A2" office:value-type="string">
            <text:p text:style-name="P12">-</text:p>
          </table:table-cell>
          <table:table-cell table:style-name="表3.A2" office:value-type="string">
            <text:p text:style-name="P13">-</text:p>
          </table:table-cell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>○</text:p>
          </table:table-cell>
          <table:table-cell table:style-name="表3.A2" office:value-type="string">
            <text:p text:style-name="P14">○</text:p>
          </table:table-cell>
          <table:table-cell table:style-name="表3.G2" office:value-type="string">
            <text:p text:style-name="P11">-</text:p>
          </table:table-cell>
        </table:table-row>
      </table:table>
      <text:p text:style-name="Text_20_body"/>
      <text:p text:style-name="P19">--------------------------------------------------------------------------</text:p>
      <text:p text:style-name="P10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6"/>
      <text:p text:style-name="P6">-------------------------------------------------------- [STEPS] 20190821_142911</text:p>
      <text:list xml:id="list3023465822075123563" text:style-name="L1">
        <text:list-item>
          <text:p text:style-name="P21">email</text:p>
          <text:list>
            <text:list-item>
              <text:p text:style-name="P21">C – N (new mail)</text:p>
            </text:list-item>
          </text:list>
        </text:list-item>
        <text:list-item>
          <text:p text:style-name="P21">doc</text:p>
          <text:list>
            <text:list-item>
              <text:p text:style-name="P21"><text:soft-page-break/>prev lines → DUP</text:p>
            </text:list-item>
            <text:list-item>
              <text:p text:style-name="P21">time label</text:p>
            </text:list-item>
            <text:list-item>
              <text:p text:style-name="P21">console : “t”</text:p>
              <text:list>
                <text:list-item>
                  <text:p text:style-name="P21">date table → update</text:p>
                </text:list-item>
              </text:list>
            </text:list-item>
            <text:list-item>
              <text:p text:style-name="P21">mail title line</text:p>
            </text:list-item>
            <text:list-item>
              <text:p text:style-name="P21">message sentences : “作業希望週”</text:p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1">title line : “subject”</text:p>
                </text:list-item>
                <text:list-item>
                  <text:p text:style-name="P21">main lines</text:p>
                </text:list-item>
              </text:list>
            </text:list-item>
            <text:list-item>
              <text:p text:style-name="P21">F6 (move to “To” box)</text:p>
            </text:list-item>
            <text:list-item>
              <text:p text:style-name="P21">“yoko” &gt; Ret (auto suggestion → choose)</text:p>
            </text:list-item>
            <text:list-item>
              <text:p text:style-name="P21">validate</text:p>
              <text:list>
                <text:list-item>
                  <text:p text:style-name="P21">希望日（日付は、変更したか？）</text:p>
                </text:list-item>
                <text:list-item>
                  <text:p text:style-name="P21">message</text:p>
                  <text:list>
                    <text:list-item>
                      <text:p text:style-name="P21">“来週の” (OR “今週の”)</text:p>
                    </text:list-item>
                  </text:list>
                </text:list-item>
                <text:list-item>
                  <text:p text:style-name="P21">件名　=&gt;　希望週の期間、来週分か？</text:p>
                </text:list-item>
              </text:list>
            </text:list-item>
            <text:list-item>
              <text:p text:style-name="P21">C – Ret (send)</text:p>
            </text:list-item>
          </text:list>
        </text:list-item>
        <text:list-item>
          <text:p text:style-name="P21">mailer</text:p>
          <text:list>
            <text:list-item>
              <text:p text:style-name="P21">“送信済み” → select</text:p>
            </text:list-item>
            <text:list-item>
              <text:p text:style-name="P21">validate</text:p>
              <text:list>
                <text:list-item>
                  <text:p text:style-name="P21">期間</text:p>
                </text:list-item>
                <text:list-item>
                  <text:p text:style-name="P21">希望日</text:p>
                </text:list-item>
                <text:list-item>
                  <text:p text:style-name="P21">送信先</text:p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move → “@@@”</text:p>
            </text:list-item>
          </text:list>
        </text:list-item>
        <text:list-item>
          <text:p text:style-name="P21">close</text:p>
          <text:list>
            <text:list-item>
              <text:p text:style-name="P21">folders</text:p>
            </text:list-item>
            <text:list-item>
              <text:p text:style-name="P21">this</text:p>
            </text:list-item>
          </text:list>
        </text:list-item>
        <text:list-item>
          <text:p text:style-name="P21">complete</text:p>
        </text:list-item>
      </text:list>
      <text:p text:style-name="P5"/>
      <text:p text:style-name="P7"><text:soft-page-break/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2-03T14:52:58.43</dc:date>
    <dc:creator>iwabuchi ken</dc:creator>
    <meta:editing-duration>PT7M20S</meta:editing-duration>
    <meta:editing-cycles>3</meta:editing-cycles>
    <meta:generator>OpenOffice/4.1.3$Win32 OpenOffice.org_project/413m1$Build-9783</meta:generator>
    <meta:document-statistic meta:table-count="3" meta:image-count="0" meta:object-count="0" meta:page-count="4" meta:paragraph-count="105" meta:word-count="539" meta:character-count="1636"/>
  </office:meta>
</office:document-meta>
</file>